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dc82d" officeooo:paragraph-rsid="004dc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networking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21:51:48.960990092</dc:date>
    <meta:editing-duration>P1DT7H32M23S</meta:editing-duration>
    <meta:editing-cycles>40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